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meth1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O2]&amp;&quot;_&quot;&amp;[.U2]&amp;&quot;_&quot;&amp;[.W2]&amp;&quot;_regCols&quot;" office:value-type="string" office:string-value="randomforest_1000_3_10_0.999999_0_0_90_0_0_regCols" calcext:value-type="string">
            <text:p>randomforest_1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O3]&amp;&quot;_&quot;&amp;[.U3]&amp;&quot;_&quot;&amp;[.W3]&amp;&quot;_regCols&quot;" office:value-type="string" office:string-value="randomforest_2000_3_10_0.999999_0_0_90_0_0_regCols" calcext:value-type="string">
            <text:p>randomforest_2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O4]&amp;&quot;_&quot;&amp;[.U4]&amp;&quot;_&quot;&amp;[.W4]&amp;&quot;_regCols&quot;" office:value-type="string" office:string-value="randomforest_4000_3_10_0.999999_0_0_90_0_0_regCols" calcext:value-type="string">
            <text:p>randomforest_4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O5]&amp;&quot;_&quot;&amp;[.U5]&amp;&quot;_&quot;&amp;[.W5]&amp;&quot;_regCols&quot;" office:value-type="string" office:string-value="randomforest_1000_6_10_0.999999_0_0_90_0_0_regCols" calcext:value-type="string">
            <text:p>randomforest_1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O6]&amp;&quot;_&quot;&amp;[.U6]&amp;&quot;_&quot;&amp;[.W6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O7]&amp;&quot;_&quot;&amp;[.U7]&amp;&quot;_&quot;&amp;[.W7]&amp;&quot;_regCols&quot;" office:value-type="string" office:string-value="randomforest_4000_6_10_0.999999_0_0_90_0_0_regCols" calcext:value-type="string">
            <text:p>randomforest_4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O8]&amp;&quot;_&quot;&amp;[.U8]&amp;&quot;_&quot;&amp;[.W8]&amp;&quot;_regCols&quot;" office:value-type="string" office:string-value="randomforest_1000_9_10_0.999999_0_0_90_0_0_regCols" calcext:value-type="string">
            <text:p>randomforest_1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O9]&amp;&quot;_&quot;&amp;[.U9]&amp;&quot;_&quot;&amp;[.W9]&amp;&quot;_regCols&quot;" office:value-type="string" office:string-value="randomforest_2000_9_10_0.999999_0_0_90_0_0_regCols" calcext:value-type="string">
            <text:p>randomforest_2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O10]&amp;&quot;_&quot;&amp;[.U10]&amp;&quot;_&quot;&amp;[.W10]&amp;&quot;_regCols&quot;" office:value-type="string" office:string-value="randomforest_4000_9_10_0.999999_0_0_90_0_0_regCols" calcext:value-type="string">
            <text:p>randomforest_4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O11]&amp;&quot;_&quot;&amp;[.U11]&amp;&quot;_&quot;&amp;[.W11]&amp;&quot;_regCols&quot;" office:value-type="string" office:string-value="randomforest_1000_12_10_0.999999_0_0_90_0_0_regCols" calcext:value-type="string">
            <text:p>randomforest_1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O12]&amp;&quot;_&quot;&amp;[.U12]&amp;&quot;_&quot;&amp;[.W12]&amp;&quot;_regCols&quot;" office:value-type="string" office:string-value="randomforest_2000_12_10_0.999999_0_0_90_0_0_regCols" calcext:value-type="string">
            <text:p>randomforest_2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O13]&amp;&quot;_&quot;&amp;[.U13]&amp;&quot;_&quot;&amp;[.W13]&amp;&quot;_regCols&quot;" office:value-type="string" office:string-value="randomforest_4000_12_10_0.999999_0_0_90_0_0_regCols" calcext:value-type="string">
            <text:p>randomforest_4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O14]&amp;&quot;_&quot;&amp;[.U14]&amp;&quot;_&quot;&amp;[.W14]&amp;&quot;_regCols&quot;" office:value-type="string" office:string-value="randomforest_1000_3_100_0.999999_0_0_90_0_0_regCols" calcext:value-type="string">
            <text:p>randomforest_1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O15]&amp;&quot;_&quot;&amp;[.U15]&amp;&quot;_&quot;&amp;[.W15]&amp;&quot;_regCols&quot;" office:value-type="string" office:string-value="randomforest_2000_3_100_0.999999_0_0_90_0_0_regCols" calcext:value-type="string">
            <text:p>randomforest_2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O16]&amp;&quot;_&quot;&amp;[.U16]&amp;&quot;_&quot;&amp;[.W16]&amp;&quot;_regCols&quot;" office:value-type="string" office:string-value="randomforest_4000_3_100_0.999999_0_0_90_0_0_regCols" calcext:value-type="string">
            <text:p>randomforest_4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O17]&amp;&quot;_&quot;&amp;[.U17]&amp;&quot;_&quot;&amp;[.W17]&amp;&quot;_regCols&quot;" office:value-type="string" office:string-value="randomforest_1000_6_100_0.999999_0_0_90_0_0_regCols" calcext:value-type="string">
            <text:p>randomforest_1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O18]&amp;&quot;_&quot;&amp;[.U18]&amp;&quot;_&quot;&amp;[.W18]&amp;&quot;_regCols&quot;" office:value-type="string" office:string-value="randomforest_2000_6_100_0.999999_0_0_90_0_0_regCols" calcext:value-type="string">
            <text:p>randomforest_2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O19]&amp;&quot;_&quot;&amp;[.U19]&amp;&quot;_&quot;&amp;[.W19]&amp;&quot;_regCols&quot;" office:value-type="string" office:string-value="randomforest_4000_6_100_0.999999_0_0_90_0_0_regCols" calcext:value-type="string">
            <text:p>randomforest_4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O20]&amp;&quot;_&quot;&amp;[.U20]&amp;&quot;_&quot;&amp;[.W20]&amp;&quot;_regCols&quot;" office:value-type="string" office:string-value="randomforest_1000_9_100_0.999999_0_0_90_0_0_regCols" calcext:value-type="string">
            <text:p>randomforest_1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O21]&amp;&quot;_&quot;&amp;[.U21]&amp;&quot;_&quot;&amp;[.W21]&amp;&quot;_regCols&quot;" office:value-type="string" office:string-value="randomforest_2000_9_100_0.999999_0_0_90_0_0_regCols" calcext:value-type="string">
            <text:p>randomforest_2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O22]&amp;&quot;_&quot;&amp;[.U22]&amp;&quot;_&quot;&amp;[.W22]&amp;&quot;_regCols&quot;" office:value-type="string" office:string-value="randomforest_4000_9_100_0.999999_0_0_90_0_0_regCols" calcext:value-type="string">
            <text:p>randomforest_4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O23]&amp;&quot;_&quot;&amp;[.U23]&amp;&quot;_&quot;&amp;[.W23]&amp;&quot;_regCols&quot;" office:value-type="string" office:string-value="randomforest_1000_12_100_0.999999_0_0_90_0_0_regCols" calcext:value-type="string">
            <text:p>randomforest_1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O24]&amp;&quot;_&quot;&amp;[.U24]&amp;&quot;_&quot;&amp;[.W24]&amp;&quot;_regCols&quot;" office:value-type="string" office:string-value="randomforest_2000_12_100_0.999999_0_0_90_0_0_regCols" calcext:value-type="string">
            <text:p>randomforest_2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O25]&amp;&quot;_&quot;&amp;[.U25]&amp;&quot;_&quot;&amp;[.W25]&amp;&quot;_regCols&quot;" office:value-type="string" office:string-value="randomforest_4000_12_100_0.999999_0_0_90_0_0_regCols" calcext:value-type="string">
            <text:p>randomforest_4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O26]&amp;&quot;_&quot;&amp;[.U26]&amp;&quot;_&quot;&amp;[.W26]&amp;&quot;_regCols&quot;" office:value-type="string" office:string-value="randomforest_1000_3_500_0.999999_0_0_90_0_0_regCols" calcext:value-type="string">
            <text:p>randomforest_1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O27]&amp;&quot;_&quot;&amp;[.U27]&amp;&quot;_&quot;&amp;[.W27]&amp;&quot;_regCols&quot;" office:value-type="string" office:string-value="randomforest_2000_3_500_0.999999_0_0_90_0_0_regCols" calcext:value-type="string">
            <text:p>randomforest_2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O28]&amp;&quot;_&quot;&amp;[.U28]&amp;&quot;_&quot;&amp;[.W28]&amp;&quot;_regCols&quot;" office:value-type="string" office:string-value="randomforest_4000_3_500_0.999999_0_0_90_0_0_regCols" calcext:value-type="string">
            <text:p>randomforest_4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O29]&amp;&quot;_&quot;&amp;[.U29]&amp;&quot;_&quot;&amp;[.W29]&amp;&quot;_regCols&quot;" office:value-type="string" office:string-value="randomforest_1000_6_500_0.999999_0_0_90_0_0_regCols" calcext:value-type="string">
            <text:p>randomforest_1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O30]&amp;&quot;_&quot;&amp;[.U30]&amp;&quot;_&quot;&amp;[.W30]&amp;&quot;_regCols&quot;" office:value-type="string" office:string-value="randomforest_2000_6_500_0.999999_0_0_90_0_0_regCols" calcext:value-type="string">
            <text:p>randomforest_2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O31]&amp;&quot;_&quot;&amp;[.U31]&amp;&quot;_&quot;&amp;[.W31]&amp;&quot;_regCols&quot;" office:value-type="string" office:string-value="randomforest_4000_6_500_0.999999_0_0_90_0_0_regCols" calcext:value-type="string">
            <text:p>randomforest_4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O32]&amp;&quot;_&quot;&amp;[.U32]&amp;&quot;_&quot;&amp;[.W32]&amp;&quot;_regCols&quot;" office:value-type="string" office:string-value="randomforest_1000_9_500_0.999999_0_0_90_0_0_regCols" calcext:value-type="string">
            <text:p>randomforest_1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O33]&amp;&quot;_&quot;&amp;[.U33]&amp;&quot;_&quot;&amp;[.W33]&amp;&quot;_regCols&quot;" office:value-type="string" office:string-value="randomforest_2000_9_500_0.999999_0_0_90_0_0_regCols" calcext:value-type="string">
            <text:p>randomforest_2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O34]&amp;&quot;_&quot;&amp;[.U34]&amp;&quot;_&quot;&amp;[.W34]&amp;&quot;_regCols&quot;" office:value-type="string" office:string-value="randomforest_4000_9_500_0.999999_0_0_90_0_0_regCols" calcext:value-type="string">
            <text:p>randomforest_4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O35]&amp;&quot;_&quot;&amp;[.U35]&amp;&quot;_&quot;&amp;[.W35]&amp;&quot;_regCols&quot;" office:value-type="string" office:string-value="randomforest_1000_12_500_0.999999_0_0_90_0_0_regCols" calcext:value-type="string">
            <text:p>randomforest_1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O36]&amp;&quot;_&quot;&amp;[.U36]&amp;&quot;_&quot;&amp;[.W36]&amp;&quot;_regCols&quot;" office:value-type="string" office:string-value="randomforest_2000_12_500_0.999999_0_0_90_0_0_regCols" calcext:value-type="string">
            <text:p>randomforest_2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O37]&amp;&quot;_&quot;&amp;[.U37]&amp;&quot;_&quot;&amp;[.W37]&amp;&quot;_regCols&quot;" office:value-type="string" office:string-value="randomforest_4000_12_500_0.999999_0_0_90_0_0_regCols" calcext:value-type="string">
            <text:p>randomforest_4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O38]&amp;&quot;_&quot;&amp;[.U38]&amp;&quot;_&quot;&amp;[.W38]&amp;&quot;_regCols&quot;" office:value-type="string" office:string-value="randomforest_2000_6_10_0.999999_0_0_95_0_0_regCols" calcext:value-type="string">
            <text:p>randomforest_2000_6_10_0.999999_0_0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O39]&amp;&quot;_&quot;&amp;[.U39]&amp;&quot;_&quot;&amp;[.W39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O40]&amp;&quot;_&quot;&amp;[.U40]&amp;&quot;_&quot;&amp;[.W40]&amp;&quot;_regCols&quot;" office:value-type="string" office:string-value="randomforest_2000_6_10_0.999999_0_0_85_0_0_regCols" calcext:value-type="string">
            <text:p>randomforest_2000_6_10_0.999999_0_0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O41]&amp;&quot;_&quot;&amp;[.U41]&amp;&quot;_&quot;&amp;[.W41]&amp;&quot;_regCols&quot;" office:value-type="string" office:string-value="randomforest_2000_6_10_0.999999_0_0_80_0_0_regCols" calcext:value-type="string">
            <text:p>randomforest_2000_6_10_0.999999_0_0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O42]&amp;&quot;_&quot;&amp;[.U42]&amp;&quot;_&quot;&amp;[.W42]&amp;&quot;_regCols&quot;" office:value-type="string" office:string-value="randomforest_2000_6_10_0.999999_0_0_75_0_0_regCols" calcext:value-type="string">
            <text:p>randomforest_2000_6_10_0.999999_0_0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O43]&amp;&quot;_&quot;&amp;[.U43]&amp;&quot;_&quot;&amp;[.W43]&amp;&quot;_regCols&quot;" office:value-type="string" office:string-value="randomforest_2000_6_10_0.999999_0_0_70_0_0_regCols" calcext:value-type="string">
            <text:p>randomforest_2000_6_10_0.999999_0_0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O44]&amp;&quot;_&quot;&amp;[.U44]&amp;&quot;_&quot;&amp;[.W44]&amp;&quot;_regCols&quot;" office:value-type="string" office:string-value="randomforest_2000_6_10_0.999999_0_0_65_0_0_regCols" calcext:value-type="string">
            <text:p>randomforest_2000_6_10_0.999999_0_0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O45]&amp;&quot;_&quot;&amp;[.U45]&amp;&quot;_&quot;&amp;[.W45]&amp;&quot;_regCols&quot;" office:value-type="string" office:string-value="randomforest_2000_6_10_0.999999_0_0_60_0_0_regCols" calcext:value-type="string">
            <text:p>randomforest_2000_6_10_0.999999_0_0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O46]&amp;&quot;_&quot;&amp;[.U46]&amp;&quot;_&quot;&amp;[.W46]&amp;&quot;_regCols&quot;" office:value-type="string" office:string-value="randomforest_2000_6_10_0.999999_0_0_50_0_0_regCols" calcext:value-type="string">
            <text:p>randomforest_2000_6_10_0.999999_0_0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O47]&amp;&quot;_&quot;&amp;[.U47]&amp;&quot;_&quot;&amp;[.W47]&amp;&quot;_regCols&quot;" office:value-type="string" office:string-value="randomforest_2000_6_10_0.999999_0_0_40_0_0_regCols" calcext:value-type="string">
            <text:p>randomforest_2000_6_10_0.999999_0_0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O48]&amp;&quot;_&quot;&amp;[.U48]&amp;&quot;_&quot;&amp;[.W48]&amp;&quot;_regCols&quot;" office:value-type="string" office:string-value="randomforest_2000_6_10_0.999999_0_0_20_0_0_regCols" calcext:value-type="string">
            <text:p>randomforest_2000_6_10_0.999999_0_0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O49]&amp;&quot;_&quot;&amp;[.U49]&amp;&quot;_&quot;&amp;[.W49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O50]&amp;&quot;_&quot;&amp;[.U50]&amp;&quot;_&quot;&amp;[.W50]&amp;&quot;_regCols&quot;" office:value-type="string" office:string-value="randomforest_2000_6_10_0.9_0_0_90_0_0_regCols" calcext:value-type="string">
            <text:p>randomforest_2000_6_10_0.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O51]&amp;&quot;_&quot;&amp;[.U51]&amp;&quot;_&quot;&amp;[.W51]&amp;&quot;_regCols&quot;" office:value-type="string" office:string-value="randomforest_2000_6_10_0.8_0_0_90_0_0_regCols" calcext:value-type="string">
            <text:p>randomforest_2000_6_10_0.8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O52]&amp;&quot;_&quot;&amp;[.U52]&amp;&quot;_&quot;&amp;[.W52]&amp;&quot;_regCols&quot;" office:value-type="string" office:string-value="randomforest_2000_6_10_0.7_0_0_90_0_0_regCols" calcext:value-type="string">
            <text:p>randomforest_2000_6_10_0.7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O53]&amp;&quot;_&quot;&amp;[.U53]&amp;&quot;_&quot;&amp;[.W53]&amp;&quot;_regCols&quot;" office:value-type="string" office:string-value="randomforest_2000_6_10_0.6_0_0_90_0_0_regCols" calcext:value-type="string">
            <text:p>randomforest_2000_6_10_0.6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O54]&amp;&quot;_&quot;&amp;[.U54]&amp;&quot;_&quot;&amp;[.W54]&amp;&quot;_regCols&quot;" office:value-type="string" office:string-value="randomforest_2000_6_10_0.5_0_0_90_0_0_regCols" calcext:value-type="string">
            <text:p>randomforest_2000_6_10_0.5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O55]&amp;&quot;_&quot;&amp;[.U55]&amp;&quot;_&quot;&amp;[.W55]&amp;&quot;_regCols&quot;" office:value-type="string" office:string-value="randomforest_2000_6_10_0.4_0_0_90_0_0_regCols" calcext:value-type="string">
            <text:p>randomforest_2000_6_10_0.4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O56]&amp;&quot;_&quot;&amp;[.U56]&amp;&quot;_&quot;&amp;[.W56]&amp;&quot;_regCols&quot;" office:value-type="string" office:string-value="extratree_1000_6_10_0.999999_0_0_90_0_0_regCols" calcext:value-type="string">
            <text:p>extratree_1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O57]&amp;&quot;_&quot;&amp;[.U57]&amp;&quot;_&quot;&amp;[.W57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O58]&amp;&quot;_&quot;&amp;[.U58]&amp;&quot;_&quot;&amp;[.W58]&amp;&quot;_regCols&quot;" office:value-type="string" office:string-value="extratree_4000_6_10_0.999999_0_0_90_0_0_regCols" calcext:value-type="string">
            <text:p>extratree_4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O59]&amp;&quot;_&quot;&amp;[.U59]&amp;&quot;_&quot;&amp;[.W59]&amp;&quot;_regCols&quot;" office:value-type="string" office:string-value="extratree_1000_6_100_0.999999_0_0_90_0_0_regCols" calcext:value-type="string">
            <text:p>extratree_1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O60]&amp;&quot;_&quot;&amp;[.U60]&amp;&quot;_&quot;&amp;[.W60]&amp;&quot;_regCols&quot;" office:value-type="string" office:string-value="extratree_2000_6_100_0.999999_0_0_90_0_0_regCols" calcext:value-type="string">
            <text:p>extratree_2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O61]&amp;&quot;_&quot;&amp;[.U61]&amp;&quot;_&quot;&amp;[.W61]&amp;&quot;_regCols&quot;" office:value-type="string" office:string-value="extratree_4000_6_100_0.999999_0_0_90_0_0_regCols" calcext:value-type="string">
            <text:p>extratree_4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O62]&amp;&quot;_&quot;&amp;[.U62]&amp;&quot;_&quot;&amp;[.W62]&amp;&quot;_regCols&quot;" office:value-type="string" office:string-value="extratree_1000_6_500_0.999999_0_0_90_0_0_regCols" calcext:value-type="string">
            <text:p>extratree_1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O63]&amp;&quot;_&quot;&amp;[.U63]&amp;&quot;_&quot;&amp;[.W63]&amp;&quot;_regCols&quot;" office:value-type="string" office:string-value="extratree_2000_6_500_0.999999_0_0_90_0_0_regCols" calcext:value-type="string">
            <text:p>extratree_2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O64]&amp;&quot;_&quot;&amp;[.U64]&amp;&quot;_&quot;&amp;[.W64]&amp;&quot;_regCols&quot;" office:value-type="string" office:string-value="extratree_4000_6_500_0.999999_0_0_90_0_0_regCols" calcext:value-type="string">
            <text:p>extratree_4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O65]&amp;&quot;_&quot;&amp;[.U65]&amp;&quot;_&quot;&amp;[.W65]&amp;&quot;_regCols&quot;" office:value-type="string" office:string-value="extratree_2000_6_10_0.999999_0_0_95_0_0_regCols" calcext:value-type="string">
            <text:p>extratree_2000_6_10_0.999999_0_0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O66]&amp;&quot;_&quot;&amp;[.U66]&amp;&quot;_&quot;&amp;[.W66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O67]&amp;&quot;_&quot;&amp;[.U67]&amp;&quot;_&quot;&amp;[.W67]&amp;&quot;_regCols&quot;" office:value-type="string" office:string-value="extratree_2000_6_10_0.999999_0_0_85_0_0_regCols" calcext:value-type="string">
            <text:p>extratree_2000_6_10_0.999999_0_0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O68]&amp;&quot;_&quot;&amp;[.U68]&amp;&quot;_&quot;&amp;[.W68]&amp;&quot;_regCols&quot;" office:value-type="string" office:string-value="extratree_2000_6_10_0.999999_0_0_80_0_0_regCols" calcext:value-type="string">
            <text:p>extratree_2000_6_10_0.999999_0_0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O69]&amp;&quot;_&quot;&amp;[.U69]&amp;&quot;_&quot;&amp;[.W69]&amp;&quot;_regCols&quot;" office:value-type="string" office:string-value="extratree_2000_6_10_0.999999_0_0_75_0_0_regCols" calcext:value-type="string">
            <text:p>extratree_2000_6_10_0.999999_0_0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O70]&amp;&quot;_&quot;&amp;[.U70]&amp;&quot;_&quot;&amp;[.W70]&amp;&quot;_regCols&quot;" office:value-type="string" office:string-value="extratree_2000_6_10_0.999999_0_0_70_0_0_regCols" calcext:value-type="string">
            <text:p>extratree_2000_6_10_0.999999_0_0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O71]&amp;&quot;_&quot;&amp;[.U71]&amp;&quot;_&quot;&amp;[.W71]&amp;&quot;_regCols&quot;" office:value-type="string" office:string-value="extratree_2000_6_10_0.999999_0_0_65_0_0_regCols" calcext:value-type="string">
            <text:p>extratree_2000_6_10_0.999999_0_0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O72]&amp;&quot;_&quot;&amp;[.U72]&amp;&quot;_&quot;&amp;[.W72]&amp;&quot;_regCols&quot;" office:value-type="string" office:string-value="extratree_2000_6_10_0.999999_0_0_60_0_0_regCols" calcext:value-type="string">
            <text:p>extratree_2000_6_10_0.999999_0_0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O73]&amp;&quot;_&quot;&amp;[.U73]&amp;&quot;_&quot;&amp;[.W73]&amp;&quot;_regCols&quot;" office:value-type="string" office:string-value="extratree_2000_6_10_0.999999_0_0_50_0_0_regCols" calcext:value-type="string">
            <text:p>extratree_2000_6_10_0.999999_0_0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O74]&amp;&quot;_&quot;&amp;[.U74]&amp;&quot;_&quot;&amp;[.W74]&amp;&quot;_regCols&quot;" office:value-type="string" office:string-value="extratree_2000_6_10_0.999999_0_0_40_0_0_regCols" calcext:value-type="string">
            <text:p>extratree_2000_6_10_0.999999_0_0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O75]&amp;&quot;_&quot;&amp;[.U75]&amp;&quot;_&quot;&amp;[.W75]&amp;&quot;_regCols&quot;" office:value-type="string" office:string-value="extratree_2000_6_10_0.999999_0_0_20_0_0_regCols" calcext:value-type="string">
            <text:p>extratree_2000_6_10_0.999999_0_0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O76]&amp;&quot;_&quot;&amp;[.U76]&amp;&quot;_&quot;&amp;[.W76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O77]&amp;&quot;_&quot;&amp;[.U77]&amp;&quot;_&quot;&amp;[.W77]&amp;&quot;_regCols&quot;" office:value-type="string" office:string-value="extratree_2000_6_10_0.9_0_0_90_0_0_regCols" calcext:value-type="string">
            <text:p>extratree_2000_6_10_0.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O78]&amp;&quot;_&quot;&amp;[.U78]&amp;&quot;_&quot;&amp;[.W78]&amp;&quot;_regCols&quot;" office:value-type="string" office:string-value="extratree_2000_6_10_0.8_0_0_90_0_0_regCols" calcext:value-type="string">
            <text:p>extratree_2000_6_10_0.8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O79]&amp;&quot;_&quot;&amp;[.U79]&amp;&quot;_&quot;&amp;[.W79]&amp;&quot;_regCols&quot;" office:value-type="string" office:string-value="extratree_2000_6_10_0.7_0_0_90_0_0_regCols" calcext:value-type="string">
            <text:p>extratree_2000_6_10_0.7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O80]&amp;&quot;_&quot;&amp;[.U80]&amp;&quot;_&quot;&amp;[.W80]&amp;&quot;_regCols&quot;" office:value-type="string" office:string-value="extratree_2000_6_10_0.6_0_0_90_0_0_regCols" calcext:value-type="string">
            <text:p>extratree_2000_6_10_0.6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O81]&amp;&quot;_&quot;&amp;[.U81]&amp;&quot;_&quot;&amp;[.W81]&amp;&quot;_regCols&quot;" office:value-type="string" office:string-value="extratree_2000_6_10_0.5_0_0_90_0_0_regCols" calcext:value-type="string">
            <text:p>extratree_2000_6_10_0.5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O82]&amp;&quot;_&quot;&amp;[.U82]&amp;&quot;_&quot;&amp;[.W82]&amp;&quot;_regCols&quot;" office:value-type="string" office:string-value="extratree_2000_6_10_0.4_0_0_90_0_0_regCols" calcext:value-type="string">
            <text:p>extratree_2000_6_10_0.4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O83]&amp;&quot;_&quot;&amp;[.U83]&amp;&quot;_&quot;&amp;[.W83]&amp;&quot;_regCols&quot;" office:value-type="string" office:string-value="xgboost_1000_3_0_0.999999_0.05_0.8_90_0_0_regCols" calcext:value-type="string">
            <text:p>xgboost_1000_3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O84]&amp;&quot;_&quot;&amp;[.U84]&amp;&quot;_&quot;&amp;[.W84]&amp;&quot;_regCols&quot;" office:value-type="string" office:string-value="xgboost_1000_3_0_0.999999_0.05_0.8_90_1_0_regCols" calcext:value-type="string">
            <text:p>xgboost_1000_3_0_0.999999_0.05_0.8_90_1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O85]&amp;&quot;_&quot;&amp;[.U85]&amp;&quot;_&quot;&amp;[.W85]&amp;&quot;_regCols&quot;" office:value-type="string" office:string-value="xgboost_1000_3_0_0.999999_0.05_0.8_90_5_0_regCols" calcext:value-type="string">
            <text:p>xgboost_1000_3_0_0.999999_0.05_0.8_90_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O86]&amp;&quot;_&quot;&amp;[.U86]&amp;&quot;_&quot;&amp;[.W86]&amp;&quot;_regCols&quot;" office:value-type="string" office:string-value="xgboost_1000_3_0_0.999999_0.05_0.8_90_25_0_regCols" calcext:value-type="string">
            <text:p>xgboost_1000_3_0_0.999999_0.05_0.8_90_2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O87]&amp;&quot;_&quot;&amp;[.U87]&amp;&quot;_&quot;&amp;[.W87]&amp;&quot;_regCols&quot;" office:value-type="string" office:string-value="xgboost_1000_3_0_0.999999_0.05_0.8_90_200_0_regCols" calcext:value-type="string">
            <text:p>xgboost_1000_3_0_0.999999_0.05_0.8_90_20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O88]&amp;&quot;_&quot;&amp;[.U88]&amp;&quot;_&quot;&amp;[.W88]&amp;&quot;_regCols&quot;" office:value-type="string" office:string-value="xgboost_1000_3_0_0.999999_0.05_0.8_90_0_1_regCols" calcext:value-type="string">
            <text:p>xgboost_1000_3_0_0.999999_0.05_0.8_90_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O89]&amp;&quot;_&quot;&amp;[.U89]&amp;&quot;_&quot;&amp;[.W89]&amp;&quot;_regCols&quot;" office:value-type="string" office:string-value="xgboost_1000_3_0_0.999999_0.05_0.8_90_1_1_regCols" calcext:value-type="string">
            <text:p>xgboost_1000_3_0_0.999999_0.05_0.8_90_1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O90]&amp;&quot;_&quot;&amp;[.U90]&amp;&quot;_&quot;&amp;[.W90]&amp;&quot;_regCols&quot;" office:value-type="string" office:string-value="xgboost_1000_3_0_0.999999_0.05_0.8_90_5_1_regCols" calcext:value-type="string">
            <text:p>xgboost_1000_3_0_0.999999_0.05_0.8_90_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O91]&amp;&quot;_&quot;&amp;[.U91]&amp;&quot;_&quot;&amp;[.W91]&amp;&quot;_regCols&quot;" office:value-type="string" office:string-value="xgboost_1000_3_0_0.999999_0.05_0.8_90_25_1_regCols" calcext:value-type="string">
            <text:p>xgboost_1000_3_0_0.999999_0.05_0.8_90_2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O92]&amp;&quot;_&quot;&amp;[.U92]&amp;&quot;_&quot;&amp;[.W92]&amp;&quot;_regCols&quot;" office:value-type="string" office:string-value="xgboost_1000_3_0_0.999999_0.05_0.8_90_200_1_regCols" calcext:value-type="string">
            <text:p>xgboost_1000_3_0_0.999999_0.05_0.8_90_20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O93]&amp;&quot;_&quot;&amp;[.U93]&amp;&quot;_&quot;&amp;[.W93]&amp;&quot;_regCols&quot;" office:value-type="string" office:string-value="xgboost_1000_3_0_0.999999_0.05_0.8_90_0_5_regCols" calcext:value-type="string">
            <text:p>xgboost_1000_3_0_0.999999_0.05_0.8_90_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O94]&amp;&quot;_&quot;&amp;[.U94]&amp;&quot;_&quot;&amp;[.W94]&amp;&quot;_regCols&quot;" office:value-type="string" office:string-value="xgboost_1000_3_0_0.999999_0.05_0.8_90_1_5_regCols" calcext:value-type="string">
            <text:p>xgboost_1000_3_0_0.999999_0.05_0.8_90_1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O95]&amp;&quot;_&quot;&amp;[.U95]&amp;&quot;_&quot;&amp;[.W95]&amp;&quot;_regCols&quot;" office:value-type="string" office:string-value="xgboost_1000_3_0_0.999999_0.05_0.8_90_5_5_regCols" calcext:value-type="string">
            <text:p>xgboost_1000_3_0_0.999999_0.05_0.8_90_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O96]&amp;&quot;_&quot;&amp;[.U96]&amp;&quot;_&quot;&amp;[.W96]&amp;&quot;_regCols&quot;" office:value-type="string" office:string-value="xgboost_1000_3_0_0.999999_0.05_0.8_90_25_5_regCols" calcext:value-type="string">
            <text:p>xgboost_1000_3_0_0.999999_0.05_0.8_90_2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O97]&amp;&quot;_&quot;&amp;[.U97]&amp;&quot;_&quot;&amp;[.W97]&amp;&quot;_regCols&quot;" office:value-type="string" office:string-value="xgboost_1000_3_0_0.999999_0.05_0.8_90_200_5_regCols" calcext:value-type="string">
            <text:p>xgboost_1000_3_0_0.999999_0.05_0.8_90_20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O98]&amp;&quot;_&quot;&amp;[.U98]&amp;&quot;_&quot;&amp;[.W98]&amp;&quot;_regCols&quot;" office:value-type="string" office:string-value="xgboost_1000_3_0_0.999999_0.05_0.8_90_0_25_regCols" calcext:value-type="string">
            <text:p>xgboost_1000_3_0_0.999999_0.05_0.8_90_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O99]&amp;&quot;_&quot;&amp;[.U99]&amp;&quot;_&quot;&amp;[.W99]&amp;&quot;_regCols&quot;" office:value-type="string" office:string-value="xgboost_1000_3_0_0.999999_0.05_0.8_90_1_25_regCols" calcext:value-type="string">
            <text:p>xgboost_1000_3_0_0.999999_0.05_0.8_90_1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O100]&amp;&quot;_&quot;&amp;[.U100]&amp;&quot;_&quot;&amp;[.W100]&amp;&quot;_regCols&quot;" office:value-type="string" office:string-value="xgboost_1000_3_0_0.999999_0.05_0.8_90_5_25_regCols" calcext:value-type="string">
            <text:p>xgboost_1000_3_0_0.999999_0.05_0.8_90_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O101]&amp;&quot;_&quot;&amp;[.U101]&amp;&quot;_&quot;&amp;[.W101]&amp;&quot;_regCols&quot;" office:value-type="string" office:string-value="xgboost_1000_3_0_0.999999_0.05_0.8_90_25_25_regCols" calcext:value-type="string">
            <text:p>xgboost_1000_3_0_0.999999_0.05_0.8_90_2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O102]&amp;&quot;_&quot;&amp;[.U102]&amp;&quot;_&quot;&amp;[.W102]&amp;&quot;_regCols&quot;" office:value-type="string" office:string-value="xgboost_1000_3_0_0.999999_0.05_0.8_90_200_25_regCols" calcext:value-type="string">
            <text:p>xgboost_1000_3_0_0.999999_0.05_0.8_90_20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O103]&amp;&quot;_&quot;&amp;[.U103]&amp;&quot;_&quot;&amp;[.W103]&amp;&quot;_regCols&quot;" office:value-type="string" office:string-value="xgboost_1000_3_0_0.999999_0.05_0.8_90_0_200_regCols" calcext:value-type="string">
            <text:p>xgboost_1000_3_0_0.999999_0.05_0.8_90_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O104]&amp;&quot;_&quot;&amp;[.U104]&amp;&quot;_&quot;&amp;[.W104]&amp;&quot;_regCols&quot;" office:value-type="string" office:string-value="xgboost_1000_3_0_0.999999_0.05_0.8_90_1_200_regCols" calcext:value-type="string">
            <text:p>xgboost_1000_3_0_0.999999_0.05_0.8_90_1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O105]&amp;&quot;_&quot;&amp;[.U105]&amp;&quot;_&quot;&amp;[.W105]&amp;&quot;_regCols&quot;" office:value-type="string" office:string-value="xgboost_1000_3_0_0.999999_0.05_0.8_90_5_200_regCols" calcext:value-type="string">
            <text:p>xgboost_1000_3_0_0.999999_0.05_0.8_90_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O106]&amp;&quot;_&quot;&amp;[.U106]&amp;&quot;_&quot;&amp;[.W106]&amp;&quot;_regCols&quot;" office:value-type="string" office:string-value="xgboost_1000_3_0_0.999999_0.05_0.8_90_25_200_regCols" calcext:value-type="string">
            <text:p>xgboost_1000_3_0_0.999999_0.05_0.8_90_2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O107]&amp;&quot;_&quot;&amp;[.U107]&amp;&quot;_&quot;&amp;[.W107]&amp;&quot;_regCols&quot;" office:value-type="string" office:string-value="xgboost_1000_3_0_0.999999_0.05_0.8_90_200_200_regCols" calcext:value-type="string">
            <text:p>xgboost_1000_3_0_0.999999_0.05_0.8_90_20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O108]&amp;&quot;_&quot;&amp;[.U108]&amp;&quot;_&quot;&amp;[.W108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O109]&amp;&quot;_&quot;&amp;[.U109]&amp;&quot;_&quot;&amp;[.W109]&amp;&quot;_regCols&quot;" office:value-type="string" office:string-value="xgboost_1000_6_0_0.999999_0.05_0.8_90_1_0_regCols" calcext:value-type="string">
            <text:p>xgboost_1000_6_0_0.999999_0.05_0.8_90_1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O110]&amp;&quot;_&quot;&amp;[.U110]&amp;&quot;_&quot;&amp;[.W110]&amp;&quot;_regCols&quot;" office:value-type="string" office:string-value="xgboost_1000_6_0_0.999999_0.05_0.8_90_5_0_regCols" calcext:value-type="string">
            <text:p>xgboost_1000_6_0_0.999999_0.05_0.8_90_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O111]&amp;&quot;_&quot;&amp;[.U111]&amp;&quot;_&quot;&amp;[.W111]&amp;&quot;_regCols&quot;" office:value-type="string" office:string-value="xgboost_1000_6_0_0.999999_0.05_0.8_90_25_0_regCols" calcext:value-type="string">
            <text:p>xgboost_1000_6_0_0.999999_0.05_0.8_90_2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O112]&amp;&quot;_&quot;&amp;[.U112]&amp;&quot;_&quot;&amp;[.W112]&amp;&quot;_regCols&quot;" office:value-type="string" office:string-value="xgboost_1000_6_0_0.999999_0.05_0.8_90_200_0_regCols" calcext:value-type="string">
            <text:p>xgboost_1000_6_0_0.999999_0.05_0.8_90_20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O113]&amp;&quot;_&quot;&amp;[.U113]&amp;&quot;_&quot;&amp;[.W113]&amp;&quot;_regCols&quot;" office:value-type="string" office:string-value="xgboost_1000_6_0_0.999999_0.05_0.8_90_0_1_regCols" calcext:value-type="string">
            <text:p>xgboost_1000_6_0_0.999999_0.05_0.8_90_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O114]&amp;&quot;_&quot;&amp;[.U114]&amp;&quot;_&quot;&amp;[.W114]&amp;&quot;_regCols&quot;" office:value-type="string" office:string-value="xgboost_1000_6_0_0.999999_0.05_0.8_90_1_1_regCols" calcext:value-type="string">
            <text:p>xgboost_1000_6_0_0.999999_0.05_0.8_90_1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O115]&amp;&quot;_&quot;&amp;[.U115]&amp;&quot;_&quot;&amp;[.W115]&amp;&quot;_regCols&quot;" office:value-type="string" office:string-value="xgboost_1000_6_0_0.999999_0.05_0.8_90_5_1_regCols" calcext:value-type="string">
            <text:p>xgboost_1000_6_0_0.999999_0.05_0.8_90_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O116]&amp;&quot;_&quot;&amp;[.U116]&amp;&quot;_&quot;&amp;[.W116]&amp;&quot;_regCols&quot;" office:value-type="string" office:string-value="xgboost_1000_6_0_0.999999_0.05_0.8_90_25_1_regCols" calcext:value-type="string">
            <text:p>xgboost_1000_6_0_0.999999_0.05_0.8_90_2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O117]&amp;&quot;_&quot;&amp;[.U117]&amp;&quot;_&quot;&amp;[.W117]&amp;&quot;_regCols&quot;" office:value-type="string" office:string-value="xgboost_1000_6_0_0.999999_0.05_0.8_90_200_1_regCols" calcext:value-type="string">
            <text:p>xgboost_1000_6_0_0.999999_0.05_0.8_90_20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O118]&amp;&quot;_&quot;&amp;[.U118]&amp;&quot;_&quot;&amp;[.W118]&amp;&quot;_regCols&quot;" office:value-type="string" office:string-value="xgboost_1000_6_0_0.999999_0.05_0.8_90_0_5_regCols" calcext:value-type="string">
            <text:p>xgboost_1000_6_0_0.999999_0.05_0.8_90_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O119]&amp;&quot;_&quot;&amp;[.U119]&amp;&quot;_&quot;&amp;[.W119]&amp;&quot;_regCols&quot;" office:value-type="string" office:string-value="xgboost_1000_6_0_0.999999_0.05_0.8_90_1_5_regCols" calcext:value-type="string">
            <text:p>xgboost_1000_6_0_0.999999_0.05_0.8_90_1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O120]&amp;&quot;_&quot;&amp;[.U120]&amp;&quot;_&quot;&amp;[.W120]&amp;&quot;_regCols&quot;" office:value-type="string" office:string-value="xgboost_1000_6_0_0.999999_0.05_0.8_90_5_5_regCols" calcext:value-type="string">
            <text:p>xgboost_1000_6_0_0.999999_0.05_0.8_90_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O121]&amp;&quot;_&quot;&amp;[.U121]&amp;&quot;_&quot;&amp;[.W121]&amp;&quot;_regCols&quot;" office:value-type="string" office:string-value="xgboost_1000_6_0_0.999999_0.05_0.8_90_25_5_regCols" calcext:value-type="string">
            <text:p>xgboost_1000_6_0_0.999999_0.05_0.8_90_2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O122]&amp;&quot;_&quot;&amp;[.U122]&amp;&quot;_&quot;&amp;[.W122]&amp;&quot;_regCols&quot;" office:value-type="string" office:string-value="xgboost_1000_6_0_0.999999_0.05_0.8_90_200_5_regCols" calcext:value-type="string">
            <text:p>xgboost_1000_6_0_0.999999_0.05_0.8_90_20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O123]&amp;&quot;_&quot;&amp;[.U123]&amp;&quot;_&quot;&amp;[.W123]&amp;&quot;_regCols&quot;" office:value-type="string" office:string-value="xgboost_1000_6_0_0.999999_0.05_0.8_90_0_25_regCols" calcext:value-type="string">
            <text:p>xgboost_1000_6_0_0.999999_0.05_0.8_90_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O124]&amp;&quot;_&quot;&amp;[.U124]&amp;&quot;_&quot;&amp;[.W124]&amp;&quot;_regCols&quot;" office:value-type="string" office:string-value="xgboost_1000_6_0_0.999999_0.05_0.8_90_1_25_regCols" calcext:value-type="string">
            <text:p>xgboost_1000_6_0_0.999999_0.05_0.8_90_1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O125]&amp;&quot;_&quot;&amp;[.U125]&amp;&quot;_&quot;&amp;[.W125]&amp;&quot;_regCols&quot;" office:value-type="string" office:string-value="xgboost_1000_6_0_0.999999_0.05_0.8_90_5_25_regCols" calcext:value-type="string">
            <text:p>xgboost_1000_6_0_0.999999_0.05_0.8_90_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O126]&amp;&quot;_&quot;&amp;[.U126]&amp;&quot;_&quot;&amp;[.W126]&amp;&quot;_regCols&quot;" office:value-type="string" office:string-value="xgboost_1000_6_0_0.999999_0.05_0.8_90_25_25_regCols" calcext:value-type="string">
            <text:p>xgboost_1000_6_0_0.999999_0.05_0.8_90_2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O127]&amp;&quot;_&quot;&amp;[.U127]&amp;&quot;_&quot;&amp;[.W127]&amp;&quot;_regCols&quot;" office:value-type="string" office:string-value="xgboost_1000_6_0_0.999999_0.05_0.8_90_200_25_regCols" calcext:value-type="string">
            <text:p>xgboost_1000_6_0_0.999999_0.05_0.8_90_20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O128]&amp;&quot;_&quot;&amp;[.U128]&amp;&quot;_&quot;&amp;[.W128]&amp;&quot;_regCols&quot;" office:value-type="string" office:string-value="xgboost_1000_6_0_0.999999_0.05_0.8_90_0_200_regCols" calcext:value-type="string">
            <text:p>xgboost_1000_6_0_0.999999_0.05_0.8_90_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O129]&amp;&quot;_&quot;&amp;[.U129]&amp;&quot;_&quot;&amp;[.W129]&amp;&quot;_regCols&quot;" office:value-type="string" office:string-value="xgboost_1000_6_0_0.999999_0.05_0.8_90_1_200_regCols" calcext:value-type="string">
            <text:p>xgboost_1000_6_0_0.999999_0.05_0.8_90_1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O130]&amp;&quot;_&quot;&amp;[.U130]&amp;&quot;_&quot;&amp;[.W130]&amp;&quot;_regCols&quot;" office:value-type="string" office:string-value="xgboost_1000_6_0_0.999999_0.05_0.8_90_5_200_regCols" calcext:value-type="string">
            <text:p>xgboost_1000_6_0_0.999999_0.05_0.8_90_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O131]&amp;&quot;_&quot;&amp;[.U131]&amp;&quot;_&quot;&amp;[.W131]&amp;&quot;_regCols&quot;" office:value-type="string" office:string-value="xgboost_1000_6_0_0.999999_0.05_0.8_90_25_200_regCols" calcext:value-type="string">
            <text:p>xgboost_1000_6_0_0.999999_0.05_0.8_90_2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O132]&amp;&quot;_&quot;&amp;[.U132]&amp;&quot;_&quot;&amp;[.W132]&amp;&quot;_regCols&quot;" office:value-type="string" office:string-value="xgboost_1000_6_0_0.999999_0.05_0.8_90_200_200_regCols" calcext:value-type="string">
            <text:p>xgboost_1000_6_0_0.999999_0.05_0.8_90_20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O133]&amp;&quot;_&quot;&amp;[.U133]&amp;&quot;_&quot;&amp;[.W133]&amp;&quot;_regCols&quot;" office:value-type="string" office:string-value="xgboost_1000_3_0_0.999999_0.15_0.8_90_0_0_regCols" calcext:value-type="string">
            <text:p>xgboost_1000_3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O134]&amp;&quot;_&quot;&amp;[.U134]&amp;&quot;_&quot;&amp;[.W134]&amp;&quot;_regCols&quot;" office:value-type="string" office:string-value="xgboost_1000_6_0_0.999999_0.15_0.8_90_0_0_regCols" calcext:value-type="string">
            <text:p>xgboost_1000_6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O135]&amp;&quot;_&quot;&amp;[.U135]&amp;&quot;_&quot;&amp;[.W135]&amp;&quot;_regCols&quot;" office:value-type="string" office:string-value="xgboost_1000_9_0_0.999999_0.15_0.8_90_0_0_regCols" calcext:value-type="string">
            <text:p>xgboost_1000_9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O136]&amp;&quot;_&quot;&amp;[.U136]&amp;&quot;_&quot;&amp;[.W136]&amp;&quot;_regCols&quot;" office:value-type="string" office:string-value="xgboost_1000_12_0_0.999999_0.15_0.8_90_0_0_regCols" calcext:value-type="string">
            <text:p>xgboost_1000_12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O137]&amp;&quot;_&quot;&amp;[.U137]&amp;&quot;_&quot;&amp;[.W137]&amp;&quot;_regCols&quot;" office:value-type="string" office:string-value="xgboost_1000_3_0_0.999999_0.05_0.8_90_0_0_regCols" calcext:value-type="string">
            <text:p>xgboost_1000_3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O138]&amp;&quot;_&quot;&amp;[.U138]&amp;&quot;_&quot;&amp;[.W138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O139]&amp;&quot;_&quot;&amp;[.U139]&amp;&quot;_&quot;&amp;[.W139]&amp;&quot;_regCols&quot;" office:value-type="string" office:string-value="xgboost_1000_9_0_0.999999_0.05_0.8_90_0_0_regCols" calcext:value-type="string">
            <text:p>xgboost_1000_9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O140]&amp;&quot;_&quot;&amp;[.U140]&amp;&quot;_&quot;&amp;[.W140]&amp;&quot;_regCols&quot;" office:value-type="string" office:string-value="xgboost_1000_12_0_0.999999_0.05_0.8_90_0_0_regCols" calcext:value-type="string">
            <text:p>xgboost_1000_12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O141]&amp;&quot;_&quot;&amp;[.U141]&amp;&quot;_&quot;&amp;[.W141]&amp;&quot;_regCols&quot;" office:value-type="string" office:string-value="xgboost_1000_3_0_0.999999_0.1_0.8_90_0_0_regCols" calcext:value-type="string">
            <text:p>xgboost_1000_3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O142]&amp;&quot;_&quot;&amp;[.U142]&amp;&quot;_&quot;&amp;[.W142]&amp;&quot;_regCols&quot;" office:value-type="string" office:string-value="xgboost_1000_6_0_0.999999_0.1_0.8_90_0_0_regCols" calcext:value-type="string">
            <text:p>xgboost_1000_6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O143]&amp;&quot;_&quot;&amp;[.U143]&amp;&quot;_&quot;&amp;[.W143]&amp;&quot;_regCols&quot;" office:value-type="string" office:string-value="xgboost_1000_9_0_0.999999_0.1_0.8_90_0_0_regCols" calcext:value-type="string">
            <text:p>xgboost_1000_9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O144]&amp;&quot;_&quot;&amp;[.U144]&amp;&quot;_&quot;&amp;[.W144]&amp;&quot;_regCols&quot;" office:value-type="string" office:string-value="xgboost_1000_12_0_0.999999_0.1_0.8_90_0_0_regCols" calcext:value-type="string">
            <text:p>xgboost_1000_12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O145]&amp;&quot;_&quot;&amp;[.U145]&amp;&quot;_&quot;&amp;[.W145]&amp;&quot;_regCols&quot;" office:value-type="string" office:string-value="xgboost_1000_3_0_0.999999_0.15_0.6_90_0_0_regCols" calcext:value-type="string">
            <text:p>xgboost_1000_3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O146]&amp;&quot;_&quot;&amp;[.U146]&amp;&quot;_&quot;&amp;[.W146]&amp;&quot;_regCols&quot;" office:value-type="string" office:string-value="xgboost_1000_6_0_0.999999_0.15_0.6_90_0_0_regCols" calcext:value-type="string">
            <text:p>xgboost_1000_6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O147]&amp;&quot;_&quot;&amp;[.U147]&amp;&quot;_&quot;&amp;[.W147]&amp;&quot;_regCols&quot;" office:value-type="string" office:string-value="xgboost_1000_9_0_0.999999_0.15_0.6_90_0_0_regCols" calcext:value-type="string">
            <text:p>xgboost_1000_9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O148]&amp;&quot;_&quot;&amp;[.U148]&amp;&quot;_&quot;&amp;[.W148]&amp;&quot;_regCols&quot;" office:value-type="string" office:string-value="xgboost_1000_12_0_0.999999_0.15_0.6_90_0_0_regCols" calcext:value-type="string">
            <text:p>xgboost_1000_12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O149]&amp;&quot;_&quot;&amp;[.U149]&amp;&quot;_&quot;&amp;[.W149]&amp;&quot;_regCols&quot;" office:value-type="string" office:string-value="xgboost_1000_3_0_0.999999_0.05_0.6_90_0_0_regCols" calcext:value-type="string">
            <text:p>xgboost_1000_3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O150]&amp;&quot;_&quot;&amp;[.U150]&amp;&quot;_&quot;&amp;[.W150]&amp;&quot;_regCols&quot;" office:value-type="string" office:string-value="xgboost_1000_6_0_0.999999_0.05_0.6_90_0_0_regCols" calcext:value-type="string">
            <text:p>xgboost_1000_6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O151]&amp;&quot;_&quot;&amp;[.U151]&amp;&quot;_&quot;&amp;[.W151]&amp;&quot;_regCols&quot;" office:value-type="string" office:string-value="xgboost_1000_9_0_0.999999_0.05_0.6_90_0_0_regCols" calcext:value-type="string">
            <text:p>xgboost_1000_9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O152]&amp;&quot;_&quot;&amp;[.U152]&amp;&quot;_&quot;&amp;[.W152]&amp;&quot;_regCols&quot;" office:value-type="string" office:string-value="xgboost_1000_12_0_0.999999_0.05_0.6_90_0_0_regCols" calcext:value-type="string">
            <text:p>xgboost_1000_12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O153]&amp;&quot;_&quot;&amp;[.U153]&amp;&quot;_&quot;&amp;[.W153]&amp;&quot;_regCols&quot;" office:value-type="string" office:string-value="xgboost_1000_3_0_0.999999_0.1_0.6_90_0_0_regCols" calcext:value-type="string">
            <text:p>xgboost_1000_3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O154]&amp;&quot;_&quot;&amp;[.U154]&amp;&quot;_&quot;&amp;[.W154]&amp;&quot;_regCols&quot;" office:value-type="string" office:string-value="xgboost_1000_6_0_0.999999_0.1_0.6_90_0_0_regCols" calcext:value-type="string">
            <text:p>xgboost_1000_6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O155]&amp;&quot;_&quot;&amp;[.U155]&amp;&quot;_&quot;&amp;[.W155]&amp;&quot;_regCols&quot;" office:value-type="string" office:string-value="xgboost_1000_9_0_0.999999_0.1_0.6_90_0_0_regCols" calcext:value-type="string">
            <text:p>xgboost_1000_9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O156]&amp;&quot;_&quot;&amp;[.U156]&amp;&quot;_&quot;&amp;[.W156]&amp;&quot;_regCols&quot;" office:value-type="string" office:string-value="xgboost_1000_12_0_0.999999_0.1_0.6_90_0_0_regCols" calcext:value-type="string">
            <text:p>xgboost_1000_12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O157]&amp;&quot;_&quot;&amp;[.U157]&amp;&quot;_&quot;&amp;[.W157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O158]&amp;&quot;_&quot;&amp;[.U158]&amp;&quot;_&quot;&amp;[.W158]&amp;&quot;_regCols&quot;" office:value-type="string" office:string-value="xgboost_1000_6_0_0.9_0.05_0.8_90_0_0_regCols" calcext:value-type="string">
            <text:p>xgboost_1000_6_0_0.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O159]&amp;&quot;_&quot;&amp;[.U159]&amp;&quot;_&quot;&amp;[.W159]&amp;&quot;_regCols&quot;" office:value-type="string" office:string-value="xgboost_1000_6_0_0.8_0.05_0.8_90_0_0_regCols" calcext:value-type="string">
            <text:p>xgboost_1000_6_0_0.8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O160]&amp;&quot;_&quot;&amp;[.U160]&amp;&quot;_&quot;&amp;[.W160]&amp;&quot;_regCols&quot;" office:value-type="string" office:string-value="xgboost_1000_6_0_0.7_0.05_0.8_90_0_0_regCols" calcext:value-type="string">
            <text:p>xgboost_1000_6_0_0.7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O161]&amp;&quot;_&quot;&amp;[.U161]&amp;&quot;_&quot;&amp;[.W161]&amp;&quot;_regCols&quot;" office:value-type="string" office:string-value="xgboost_1000_6_0_0.6_0.05_0.8_90_0_0_regCols" calcext:value-type="string">
            <text:p>xgboost_1000_6_0_0.6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O162]&amp;&quot;_&quot;&amp;[.U162]&amp;&quot;_&quot;&amp;[.W162]&amp;&quot;_regCols&quot;" office:value-type="string" office:string-value="xgboost_1000_6_0_0.5_0.05_0.8_90_0_0_regCols" calcext:value-type="string">
            <text:p>xgboost_1000_6_0_0.5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O163]&amp;&quot;_&quot;&amp;[.U163]&amp;&quot;_&quot;&amp;[.W163]&amp;&quot;_regCols&quot;" office:value-type="string" office:string-value="xgboost_1000_6_0_0.4_0.05_0.8_90_0_0_regCols" calcext:value-type="string">
            <text:p>xgboost_1000_6_0_0.4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O164]&amp;&quot;_&quot;&amp;[.U164]&amp;&quot;_&quot;&amp;[.W164]&amp;&quot;_regCols&quot;" office:value-type="string" office:string-value="xgboost_1000_6_0_0.999999_0.05_0.8_95_0_0_regCols" calcext:value-type="string">
            <text:p>xgboost_1000_6_0_0.999999_0.05_0.8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O165]&amp;&quot;_&quot;&amp;[.U165]&amp;&quot;_&quot;&amp;[.W165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O166]&amp;&quot;_&quot;&amp;[.U166]&amp;&quot;_&quot;&amp;[.W166]&amp;&quot;_regCols&quot;" office:value-type="string" office:string-value="xgboost_1000_6_0_0.999999_0.05_0.8_85_0_0_regCols" calcext:value-type="string">
            <text:p>xgboost_1000_6_0_0.999999_0.05_0.8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O167]&amp;&quot;_&quot;&amp;[.U167]&amp;&quot;_&quot;&amp;[.W167]&amp;&quot;_regCols&quot;" office:value-type="string" office:string-value="xgboost_1000_6_0_0.999999_0.05_0.8_80_0_0_regCols" calcext:value-type="string">
            <text:p>xgboost_1000_6_0_0.999999_0.05_0.8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O168]&amp;&quot;_&quot;&amp;[.U168]&amp;&quot;_&quot;&amp;[.W168]&amp;&quot;_regCols&quot;" office:value-type="string" office:string-value="xgboost_1000_6_0_0.999999_0.05_0.8_75_0_0_regCols" calcext:value-type="string">
            <text:p>xgboost_1000_6_0_0.999999_0.05_0.8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O169]&amp;&quot;_&quot;&amp;[.U169]&amp;&quot;_&quot;&amp;[.W169]&amp;&quot;_regCols&quot;" office:value-type="string" office:string-value="xgboost_1000_6_0_0.999999_0.05_0.8_70_0_0_regCols" calcext:value-type="string">
            <text:p>xgboost_1000_6_0_0.999999_0.05_0.8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O170]&amp;&quot;_&quot;&amp;[.U170]&amp;&quot;_&quot;&amp;[.W170]&amp;&quot;_regCols&quot;" office:value-type="string" office:string-value="xgboost_1000_6_0_0.999999_0.05_0.8_65_0_0_regCols" calcext:value-type="string">
            <text:p>xgboost_1000_6_0_0.999999_0.05_0.8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O171]&amp;&quot;_&quot;&amp;[.U171]&amp;&quot;_&quot;&amp;[.W171]&amp;&quot;_regCols&quot;" office:value-type="string" office:string-value="xgboost_1000_6_0_0.999999_0.05_0.8_60_0_0_regCols" calcext:value-type="string">
            <text:p>xgboost_1000_6_0_0.999999_0.05_0.8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O172]&amp;&quot;_&quot;&amp;[.U172]&amp;&quot;_&quot;&amp;[.W172]&amp;&quot;_regCols&quot;" office:value-type="string" office:string-value="xgboost_1000_6_0_0.999999_0.05_0.8_50_0_0_regCols" calcext:value-type="string">
            <text:p>xgboost_1000_6_0_0.999999_0.05_0.8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O173]&amp;&quot;_&quot;&amp;[.U173]&amp;&quot;_&quot;&amp;[.W173]&amp;&quot;_regCols&quot;" office:value-type="string" office:string-value="xgboost_1000_6_0_0.999999_0.05_0.8_40_0_0_regCols" calcext:value-type="string">
            <text:p>xgboost_1000_6_0_0.999999_0.05_0.8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O174]&amp;&quot;_&quot;&amp;[.U174]&amp;&quot;_&quot;&amp;[.W174]&amp;&quot;_regCols&quot;" office:value-type="string" office:string-value="xgboost_1000_6_0_0.999999_0.05_0.8_20_0_0_regCols" calcext:value-type="string">
            <text:p>xgboost_1000_6_0_0.999999_0.05_0.8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5]&amp;&quot;_&quot;&amp;[.G175]&amp;&quot;_&quot;&amp;[.I175]&amp;&quot;_&quot;&amp;[.K175]&amp;&quot;_&quot;&amp;[.M175]&amp;&quot;_&quot;&amp;[.Q175]&amp;&quot;_&quot;&amp;[.S175]&amp;&quot;_&quot;&amp;[.O175]&amp;&quot;_&quot;&amp;[.U175]&amp;&quot;_&quot;&amp;[.W175]&amp;&quot;_regCols&quot;" office:value-type="string" office:string-value="randomforest_1000_2_10_0.999999_0_0_90_0_0_regCols" calcext:value-type="string">
            <text:p>randomforest_1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6]&amp;&quot;_&quot;&amp;[.G176]&amp;&quot;_&quot;&amp;[.I176]&amp;&quot;_&quot;&amp;[.K176]&amp;&quot;_&quot;&amp;[.M176]&amp;&quot;_&quot;&amp;[.Q176]&amp;&quot;_&quot;&amp;[.S176]&amp;&quot;_&quot;&amp;[.O176]&amp;&quot;_&quot;&amp;[.U176]&amp;&quot;_&quot;&amp;[.W176]&amp;&quot;_regCols&quot;" office:value-type="string" office:string-value="randomforest_2000_2_10_0.999999_0_0_90_0_0_regCols" calcext:value-type="string">
            <text:p>randomforest_2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7]&amp;&quot;_&quot;&amp;[.G177]&amp;&quot;_&quot;&amp;[.I177]&amp;&quot;_&quot;&amp;[.K177]&amp;&quot;_&quot;&amp;[.M177]&amp;&quot;_&quot;&amp;[.Q177]&amp;&quot;_&quot;&amp;[.S177]&amp;&quot;_&quot;&amp;[.O177]&amp;&quot;_&quot;&amp;[.U177]&amp;&quot;_&quot;&amp;[.W177]&amp;&quot;_regCols&quot;" office:value-type="string" office:string-value="randomforest_4000_2_10_0.999999_0_0_90_0_0_regCols" calcext:value-type="string">
            <text:p>randomforest_4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8]&amp;&quot;_&quot;&amp;[.G178]&amp;&quot;_&quot;&amp;[.I178]&amp;&quot;_&quot;&amp;[.K178]&amp;&quot;_&quot;&amp;[.M178]&amp;&quot;_&quot;&amp;[.Q178]&amp;&quot;_&quot;&amp;[.S178]&amp;&quot;_&quot;&amp;[.O178]&amp;&quot;_&quot;&amp;[.U178]&amp;&quot;_&quot;&amp;[.W178]&amp;&quot;_regCols&quot;" office:value-type="string" office:string-value="randomforest_1000_2_100_0.999999_0_0_90_0_0_regCols" calcext:value-type="string">
            <text:p>randomforest_1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9]&amp;&quot;_&quot;&amp;[.G179]&amp;&quot;_&quot;&amp;[.I179]&amp;&quot;_&quot;&amp;[.K179]&amp;&quot;_&quot;&amp;[.M179]&amp;&quot;_&quot;&amp;[.Q179]&amp;&quot;_&quot;&amp;[.S179]&amp;&quot;_&quot;&amp;[.O179]&amp;&quot;_&quot;&amp;[.U179]&amp;&quot;_&quot;&amp;[.W179]&amp;&quot;_regCols&quot;" office:value-type="string" office:string-value="randomforest_2000_2_100_0.999999_0_0_90_0_0_regCols" calcext:value-type="string">
            <text:p>randomforest_2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0]&amp;&quot;_&quot;&amp;[.G180]&amp;&quot;_&quot;&amp;[.I180]&amp;&quot;_&quot;&amp;[.K180]&amp;&quot;_&quot;&amp;[.M180]&amp;&quot;_&quot;&amp;[.Q180]&amp;&quot;_&quot;&amp;[.S180]&amp;&quot;_&quot;&amp;[.O180]&amp;&quot;_&quot;&amp;[.U180]&amp;&quot;_&quot;&amp;[.W180]&amp;&quot;_regCols&quot;" office:value-type="string" office:string-value="randomforest_4000_2_100_0.999999_0_0_90_0_0_regCols" calcext:value-type="string">
            <text:p>randomforest_4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1]&amp;&quot;_&quot;&amp;[.G181]&amp;&quot;_&quot;&amp;[.I181]&amp;&quot;_&quot;&amp;[.K181]&amp;&quot;_&quot;&amp;[.M181]&amp;&quot;_&quot;&amp;[.Q181]&amp;&quot;_&quot;&amp;[.S181]&amp;&quot;_&quot;&amp;[.O181]&amp;&quot;_&quot;&amp;[.U181]&amp;&quot;_&quot;&amp;[.W181]&amp;&quot;_regCols&quot;" office:value-type="string" office:string-value="randomforest_1000_2_500_0.999999_0_0_90_0_0_regCols" calcext:value-type="string">
            <text:p>randomforest_1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2]&amp;&quot;_&quot;&amp;[.G182]&amp;&quot;_&quot;&amp;[.I182]&amp;&quot;_&quot;&amp;[.K182]&amp;&quot;_&quot;&amp;[.M182]&amp;&quot;_&quot;&amp;[.Q182]&amp;&quot;_&quot;&amp;[.S182]&amp;&quot;_&quot;&amp;[.O182]&amp;&quot;_&quot;&amp;[.U182]&amp;&quot;_&quot;&amp;[.W182]&amp;&quot;_regCols&quot;" office:value-type="string" office:string-value="randomforest_2000_2_500_0.999999_0_0_90_0_0_regCols" calcext:value-type="string">
            <text:p>randomforest_2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3]&amp;&quot;_&quot;&amp;[.G183]&amp;&quot;_&quot;&amp;[.I183]&amp;&quot;_&quot;&amp;[.K183]&amp;&quot;_&quot;&amp;[.M183]&amp;&quot;_&quot;&amp;[.Q183]&amp;&quot;_&quot;&amp;[.S183]&amp;&quot;_&quot;&amp;[.O183]&amp;&quot;_&quot;&amp;[.U183]&amp;&quot;_&quot;&amp;[.W183]&amp;&quot;_regCols&quot;" office:value-type="string" office:string-value="randomforest_4000_2_500_0.999999_0_0_90_0_0_regCols" calcext:value-type="string">
            <text:p>randomforest_4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4]&amp;&quot;_&quot;&amp;[.G184]&amp;&quot;_&quot;&amp;[.I184]&amp;&quot;_&quot;&amp;[.K184]&amp;&quot;_&quot;&amp;[.M184]&amp;&quot;_&quot;&amp;[.Q184]&amp;&quot;_&quot;&amp;[.S184]&amp;&quot;_&quot;&amp;[.O184]&amp;&quot;_&quot;&amp;[.U184]&amp;&quot;_&quot;&amp;[.W184]&amp;&quot;_regCols&quot;" office:value-type="string" office:string-value="randomforest_1000_4_10_0.999999_0_0_90_0_0_regCols" calcext:value-type="string">
            <text:p>randomforest_1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5]&amp;&quot;_&quot;&amp;[.G185]&amp;&quot;_&quot;&amp;[.I185]&amp;&quot;_&quot;&amp;[.K185]&amp;&quot;_&quot;&amp;[.M185]&amp;&quot;_&quot;&amp;[.Q185]&amp;&quot;_&quot;&amp;[.S185]&amp;&quot;_&quot;&amp;[.O185]&amp;&quot;_&quot;&amp;[.U185]&amp;&quot;_&quot;&amp;[.W185]&amp;&quot;_regCols&quot;" office:value-type="string" office:string-value="randomforest_2000_4_10_0.999999_0_0_90_0_0_regCols" calcext:value-type="string">
            <text:p>randomforest_2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6]&amp;&quot;_&quot;&amp;[.G186]&amp;&quot;_&quot;&amp;[.I186]&amp;&quot;_&quot;&amp;[.K186]&amp;&quot;_&quot;&amp;[.M186]&amp;&quot;_&quot;&amp;[.Q186]&amp;&quot;_&quot;&amp;[.S186]&amp;&quot;_&quot;&amp;[.O186]&amp;&quot;_&quot;&amp;[.U186]&amp;&quot;_&quot;&amp;[.W186]&amp;&quot;_regCols&quot;" office:value-type="string" office:string-value="randomforest_4000_4_10_0.999999_0_0_90_0_0_regCols" calcext:value-type="string">
            <text:p>randomforest_4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7]&amp;&quot;_&quot;&amp;[.G187]&amp;&quot;_&quot;&amp;[.I187]&amp;&quot;_&quot;&amp;[.K187]&amp;&quot;_&quot;&amp;[.M187]&amp;&quot;_&quot;&amp;[.Q187]&amp;&quot;_&quot;&amp;[.S187]&amp;&quot;_&quot;&amp;[.O187]&amp;&quot;_&quot;&amp;[.U187]&amp;&quot;_&quot;&amp;[.W187]&amp;&quot;_regCols&quot;" office:value-type="string" office:string-value="randomforest_1000_4_100_0.999999_0_0_90_0_0_regCols" calcext:value-type="string">
            <text:p>randomforest_1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8]&amp;&quot;_&quot;&amp;[.G188]&amp;&quot;_&quot;&amp;[.I188]&amp;&quot;_&quot;&amp;[.K188]&amp;&quot;_&quot;&amp;[.M188]&amp;&quot;_&quot;&amp;[.Q188]&amp;&quot;_&quot;&amp;[.S188]&amp;&quot;_&quot;&amp;[.O188]&amp;&quot;_&quot;&amp;[.U188]&amp;&quot;_&quot;&amp;[.W188]&amp;&quot;_regCols&quot;" office:value-type="string" office:string-value="randomforest_2000_4_100_0.999999_0_0_90_0_0_regCols" calcext:value-type="string">
            <text:p>randomforest_2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9]&amp;&quot;_&quot;&amp;[.G189]&amp;&quot;_&quot;&amp;[.I189]&amp;&quot;_&quot;&amp;[.K189]&amp;&quot;_&quot;&amp;[.M189]&amp;&quot;_&quot;&amp;[.Q189]&amp;&quot;_&quot;&amp;[.S189]&amp;&quot;_&quot;&amp;[.O189]&amp;&quot;_&quot;&amp;[.U189]&amp;&quot;_&quot;&amp;[.W189]&amp;&quot;_regCols&quot;" office:value-type="string" office:string-value="randomforest_4000_4_100_0.999999_0_0_90_0_0_regCols" calcext:value-type="string">
            <text:p>randomforest_4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0]&amp;&quot;_&quot;&amp;[.G190]&amp;&quot;_&quot;&amp;[.I190]&amp;&quot;_&quot;&amp;[.K190]&amp;&quot;_&quot;&amp;[.M190]&amp;&quot;_&quot;&amp;[.Q190]&amp;&quot;_&quot;&amp;[.S190]&amp;&quot;_&quot;&amp;[.O190]&amp;&quot;_&quot;&amp;[.U190]&amp;&quot;_&quot;&amp;[.W190]&amp;&quot;_regCols&quot;" office:value-type="string" office:string-value="randomforest_1000_4_500_0.999999_0_0_90_0_0_regCols" calcext:value-type="string">
            <text:p>randomforest_1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1]&amp;&quot;_&quot;&amp;[.G191]&amp;&quot;_&quot;&amp;[.I191]&amp;&quot;_&quot;&amp;[.K191]&amp;&quot;_&quot;&amp;[.M191]&amp;&quot;_&quot;&amp;[.Q191]&amp;&quot;_&quot;&amp;[.S191]&amp;&quot;_&quot;&amp;[.O191]&amp;&quot;_&quot;&amp;[.U191]&amp;&quot;_&quot;&amp;[.W191]&amp;&quot;_regCols&quot;" office:value-type="string" office:string-value="randomforest_2000_4_500_0.999999_0_0_90_0_0_regCols" calcext:value-type="string">
            <text:p>randomforest_2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2]&amp;&quot;_&quot;&amp;[.G192]&amp;&quot;_&quot;&amp;[.I192]&amp;&quot;_&quot;&amp;[.K192]&amp;&quot;_&quot;&amp;[.M192]&amp;&quot;_&quot;&amp;[.Q192]&amp;&quot;_&quot;&amp;[.S192]&amp;&quot;_&quot;&amp;[.O192]&amp;&quot;_&quot;&amp;[.U192]&amp;&quot;_&quot;&amp;[.W192]&amp;&quot;_regCols&quot;" office:value-type="string" office:string-value="randomforest_4000_4_500_0.999999_0_0_90_0_0_regCols" calcext:value-type="string">
            <text:p>randomforest_4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3]&amp;&quot;_&quot;&amp;[.G193]&amp;&quot;_&quot;&amp;[.I193]&amp;&quot;_&quot;&amp;[.K193]&amp;&quot;_&quot;&amp;[.M193]&amp;&quot;_&quot;&amp;[.Q193]&amp;&quot;_&quot;&amp;[.S193]&amp;&quot;_&quot;&amp;[.O193]&amp;&quot;_&quot;&amp;[.U193]&amp;&quot;_&quot;&amp;[.W193]&amp;&quot;_regCols&quot;" office:value-type="string" office:string-value="randomforest_1000_5_10_0.999999_0_0_90_0_0_regCols" calcext:value-type="string">
            <text:p>randomforest_1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4]&amp;&quot;_&quot;&amp;[.G194]&amp;&quot;_&quot;&amp;[.I194]&amp;&quot;_&quot;&amp;[.K194]&amp;&quot;_&quot;&amp;[.M194]&amp;&quot;_&quot;&amp;[.Q194]&amp;&quot;_&quot;&amp;[.S194]&amp;&quot;_&quot;&amp;[.O194]&amp;&quot;_&quot;&amp;[.U194]&amp;&quot;_&quot;&amp;[.W194]&amp;&quot;_regCols&quot;" office:value-type="string" office:string-value="randomforest_2000_5_10_0.999999_0_0_90_0_0_regCols" calcext:value-type="string">
            <text:p>randomforest_2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5]&amp;&quot;_&quot;&amp;[.G195]&amp;&quot;_&quot;&amp;[.I195]&amp;&quot;_&quot;&amp;[.K195]&amp;&quot;_&quot;&amp;[.M195]&amp;&quot;_&quot;&amp;[.Q195]&amp;&quot;_&quot;&amp;[.S195]&amp;&quot;_&quot;&amp;[.O195]&amp;&quot;_&quot;&amp;[.U195]&amp;&quot;_&quot;&amp;[.W195]&amp;&quot;_regCols&quot;" office:value-type="string" office:string-value="randomforest_4000_5_10_0.999999_0_0_90_0_0_regCols" calcext:value-type="string">
            <text:p>randomforest_4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6]&amp;&quot;_&quot;&amp;[.G196]&amp;&quot;_&quot;&amp;[.I196]&amp;&quot;_&quot;&amp;[.K196]&amp;&quot;_&quot;&amp;[.M196]&amp;&quot;_&quot;&amp;[.Q196]&amp;&quot;_&quot;&amp;[.S196]&amp;&quot;_&quot;&amp;[.O196]&amp;&quot;_&quot;&amp;[.U196]&amp;&quot;_&quot;&amp;[.W196]&amp;&quot;_regCols&quot;" office:value-type="string" office:string-value="randomforest_1000_5_100_0.999999_0_0_90_0_0_regCols" calcext:value-type="string">
            <text:p>randomforest_1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7]&amp;&quot;_&quot;&amp;[.G197]&amp;&quot;_&quot;&amp;[.I197]&amp;&quot;_&quot;&amp;[.K197]&amp;&quot;_&quot;&amp;[.M197]&amp;&quot;_&quot;&amp;[.Q197]&amp;&quot;_&quot;&amp;[.S197]&amp;&quot;_&quot;&amp;[.O197]&amp;&quot;_&quot;&amp;[.U197]&amp;&quot;_&quot;&amp;[.W197]&amp;&quot;_regCols&quot;" office:value-type="string" office:string-value="randomforest_2000_5_100_0.999999_0_0_90_0_0_regCols" calcext:value-type="string">
            <text:p>randomforest_2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8]&amp;&quot;_&quot;&amp;[.G198]&amp;&quot;_&quot;&amp;[.I198]&amp;&quot;_&quot;&amp;[.K198]&amp;&quot;_&quot;&amp;[.M198]&amp;&quot;_&quot;&amp;[.Q198]&amp;&quot;_&quot;&amp;[.S198]&amp;&quot;_&quot;&amp;[.O198]&amp;&quot;_&quot;&amp;[.U198]&amp;&quot;_&quot;&amp;[.W198]&amp;&quot;_regCols&quot;" office:value-type="string" office:string-value="randomforest_4000_5_100_0.999999_0_0_90_0_0_regCols" calcext:value-type="string">
            <text:p>randomforest_4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9]&amp;&quot;_&quot;&amp;[.G199]&amp;&quot;_&quot;&amp;[.I199]&amp;&quot;_&quot;&amp;[.K199]&amp;&quot;_&quot;&amp;[.M199]&amp;&quot;_&quot;&amp;[.Q199]&amp;&quot;_&quot;&amp;[.S199]&amp;&quot;_&quot;&amp;[.O199]&amp;&quot;_&quot;&amp;[.U199]&amp;&quot;_&quot;&amp;[.W199]&amp;&quot;_regCols&quot;" office:value-type="string" office:string-value="randomforest_1000_5_500_0.999999_0_0_90_0_0_regCols" calcext:value-type="string">
            <text:p>randomforest_1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0]&amp;&quot;_&quot;&amp;[.G200]&amp;&quot;_&quot;&amp;[.I200]&amp;&quot;_&quot;&amp;[.K200]&amp;&quot;_&quot;&amp;[.M200]&amp;&quot;_&quot;&amp;[.Q200]&amp;&quot;_&quot;&amp;[.S200]&amp;&quot;_&quot;&amp;[.O200]&amp;&quot;_&quot;&amp;[.U200]&amp;&quot;_&quot;&amp;[.W200]&amp;&quot;_regCols&quot;" office:value-type="string" office:string-value="randomforest_2000_5_500_0.999999_0_0_90_0_0_regCols" calcext:value-type="string">
            <text:p>randomforest_2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1]&amp;&quot;_&quot;&amp;[.G201]&amp;&quot;_&quot;&amp;[.I201]&amp;&quot;_&quot;&amp;[.K201]&amp;&quot;_&quot;&amp;[.M201]&amp;&quot;_&quot;&amp;[.Q201]&amp;&quot;_&quot;&amp;[.S201]&amp;&quot;_&quot;&amp;[.O201]&amp;&quot;_&quot;&amp;[.U201]&amp;&quot;_&quot;&amp;[.W201]&amp;&quot;_regCols&quot;" office:value-type="string" office:string-value="randomforest_4000_5_500_0.999999_0_0_90_0_0_regCols" calcext:value-type="string">
            <text:p>randomforest_4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6">
          <table:table-cell table:number-columns-repeated="23"/>
        </table:table-row>
        <table:table-row table:style-name="ro1" table:number-rows-repeated="11">
          <table:table-cell table:number-columns-repeated="14"/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2"/>
          <table:table-cell table:style-name="ce4"/>
          <table:table-cell table:number-columns-repeated="10"/>
        </table:table-row>
        <table:table-row table:style-name="ro1" table:number-rows-repeated="9">
          <table:table-cell table:number-columns-repeated="23"/>
        </table:table-row>
        <table:table-row table:style-name="ro1" table:number-rows-repeated="11">
          <table:table-cell table:number-columns-repeated="14"/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2"/>
          <table:table-cell table:style-name="ce4"/>
          <table:table-cell table:number-columns-repeated="10"/>
        </table:table-row>
        <table:table-row table:style-name="ro1" table:number-rows-repeated="50">
          <table:table-cell table:number-columns-repeated="12"/>
          <table:table-cell table:style-name="ce5"/>
          <table:table-cell/>
          <table:table-cell table:style-name="ce5"/>
          <table:table-cell table:number-columns-repeated="8"/>
        </table:table-row>
        <table:table-row table:style-name="ro1" table:number-rows-repeated="24">
          <table:table-cell table:number-columns-repeated="8"/>
          <table:table-cell table:style-name="ce2"/>
          <table:table-cell table:number-columns-repeated="3"/>
          <table:table-cell table:style-name="ce5"/>
          <table:table-cell/>
          <table:table-cell table:style-name="ce5"/>
          <table:table-cell table:style-name="ce2" table:number-columns-repeated="4"/>
          <table:table-cell table:style-name="Default" table:number-columns-repeated="4"/>
        </table:table-row>
        <table:table-row table:style-name="ro1" table:number-rows-repeated="18">
          <table:table-cell table:number-columns-repeated="11"/>
          <table:table-cell table:style-name="ce2"/>
          <table:table-cell table:style-name="ce4" table:number-columns-repeated="3"/>
          <table:table-cell table:number-columns-repeated="4"/>
          <table:table-cell table:style-name="Default" table:number-columns-repeated="4"/>
        </table:table-row>
        <table:table-row table:style-name="ro1" table:number-rows-repeated="2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22:17.9722812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2-02-23T14:23:03.979917581</dc:date>
    <meta:editing-duration>PT10H50M15S</meta:editing-duration>
    <meta:editing-cycles>11</meta:editing-cycles>
    <meta:generator>LibreOffice/6.4.7.2$Linux_X86_64 LibreOffice_project/40$Build-2</meta:generator>
    <meta:document-statistic meta:table-count="1" meta:cell-count="4623" meta:object-count="0"/>
  </office:meta>
</office:document-meta>
</file>